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49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4" style:family="paragraph" style:parent-style-name="Text_20_body" style:list-style-name="L49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Heading_20_2">
      <style:text-properties fo:language="ru" fo:country="RU"/>
    </style:style>
    <style:style style:name="T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Импорт конфигураций, находящихся на полной поддержке</text:h>
      <text:section text:style-name="Sect1" text:name="i316">
        <text:p text:style-name="P3">Если конфигурация в информационной базе находится на полной поддержке, вы можете импортировать такую конфигурацию в <text:span text:style-name="T1">EDT</text:span>, запускать и отлаживать ее на этой же базе, если вы ее не изменяли.</text:p>
        <text:p text:style-name="P3">Вы можете изменять эту конфигурацию в <text:span text:style-name="T1">EDT</text:span>, однако после этого вам не удастся запустить ее или отладить на той же информационной базе, из которой она была импортирована.</text:p>
        <text:p text:style-name="P3">Платформа 1С:Предприятия не позволит <text:span text:style-name="T1">EDT</text:span> изменить в информационной базе конфигурацию, находящуюся на поддержке.</text:p>
        <text:p text:style-name="P1">В этом случае вы можете поступить двумя способами:</text:p>
        <text:list xml:id="list6422378182613232665" text:style-name="L49">
          <text:list-item>
            <text:p text:style-name="P4">перед тем, как запускать измененную конфигурацию (а еще лучше - перед импортом), с помощью <text:span text:style-name="T1">Конфигуратора</text:span> открыть конфигурацию в информационной базе и снять ее с полной поддержки,</text:p>
          </text:list-item>
          <text:list-item>
            <text:p text:style-name="P2">запускать и отлаживать измененную конфигурацию в новой, пустой информационной базе.</text:p>
          </text:list-item>
        </text:list>
        <text:p text:style-name="P3">Все эти замечания справедливы и для того случая, когда конфигурация информационной базы находится на поддержке в возможностью изменения, и в ней есть объекты, изменение которых запрещено. Тогда, если при запуске или отладке окажется, что вы изменили те объекты, которые изменять запрещено, операция закончится неудачей.</text:p>
        <text:p text:style-name="P3">Эти же замечания относятся и к случаю, когда вы хотите запустить конфигурацию на некоторой посторонней базе, которая с проектом вообще не связана. Если в этой базе находится конфигурация, стоящая на полной поддержке, ничего не получится. А если конфигурация на частичной поддержке, то вы потерпите неудачу в том случае, если в результате объединения конфигураций будет попытка изменить объекты, изменение которых запрещено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7:26.917764053</dc:date>
    <meta:editing-duration>PT7H18M43S</meta:editing-duration>
    <meta:editing-cycles>13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25" meta:character-count="1573" meta:non-whitespace-character-count="1359"/>
  </office:meta>
</office:document-meta>
</file>